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F8000003180D0004A5A9540F6A.png" manifest:media-type="image/png"/>
  <manifest:file-entry manifest:full-path="Pictures/10000000000001F800000318937145BDFD8A17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f8d8"/>
    </style:style>
    <style:style style:name="P2" style:family="paragraph" style:parent-style-name="Standard">
      <style:paragraph-properties fo:break-before="page"/>
      <style:text-properties officeooo:paragraph-rsid="001df8d8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4" text:anchor-type="page" text:anchor-page-number="1" svg:x="0.7862in" svg:y="7.4681in" svg:width="1.7429in" svg:height="2.739in" draw:z-index="1">
        <draw:image xlink:href="Pictures/10000000000001F800000318937145BDFD8A17F7.png" xlink:type="simple" xlink:show="embed" xlink:actuate="onLoad" draw:mime-type="image/png"/>
      </draw:frame>
      <draw:frame draw:style-name="fr5" draw:name="Image3" text:anchor-type="page" text:anchor-page-number="1" svg:x="6.0311in" svg:y="0.7902in" svg:width="1.6882in" svg:height="2.6528in" draw:z-index="2">
        <draw:image xlink:href="Pictures/10000000000001F800000318937145BDFD8A17F7.png" xlink:type="simple" xlink:show="embed" xlink:actuate="onLoad" draw:mime-type="image/png"/>
      </draw:frame>
      <draw:frame draw:style-name="fr5" draw:name="Image5" text:anchor-type="page" text:anchor-page-number="1" svg:x="6.0299in" svg:y="7.4701in" svg:width="1.7402in" svg:height="2.7402in" draw:z-index="3">
        <draw:image xlink:href="Pictures/10000000000001F800000318937145BDFD8A17F7.png" xlink:type="simple" xlink:show="embed" xlink:actuate="onLoad" draw:mime-type="image/png"/>
      </draw:frame>
      <text:p text:style-name="P1"><draw:frame draw:style-name="fr4" draw:name="Image1" text:anchor-type="char" svg:width="1.6902in" svg:height="2.65in" draw:z-index="6"><draw:image xlink:href="Pictures/10000000000001F800000318937145BDFD8A17F7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3" draw:name="Image2" text:anchor-type="char" svg:width="1.7402in" svg:height="2.7299in" draw:z-index="0"><draw:image xlink:href="Pictures/10000000000001F8000003180D0004A5A9540F6A.png" xlink:type="simple" xlink:show="embed" xlink:actuate="onLoad" draw:mime-type="image/png"/></draw:frame><draw:frame draw:style-name="fr2" draw:name="Image7" text:anchor-type="char" svg:x="0.7902in" svg:y="7.4701in" svg:width="1.7402in" svg:height="2.7299in" draw:z-index="4"><draw:image xlink:href="Pictures/10000000000001F8000003180D0004A5A9540F6A.png" xlink:type="simple" xlink:show="embed" xlink:actuate="onLoad" draw:mime-type="image/png"/></draw:frame><draw:frame draw:style-name="fr2" draw:name="Image8" text:anchor-type="char" svg:x="6.0299in" svg:y="7.4701in" svg:width="1.7402in" svg:height="2.7299in" draw:z-index="5"><draw:image xlink:href="Pictures/10000000000001F8000003180D0004A5A9540F6A.png" xlink:type="simple" xlink:show="embed" xlink:actuate="onLoad" draw:mime-type="image/png"/></draw:frame><draw:frame draw:style-name="fr1" draw:name="Image6" text:anchor-type="char" svg:x="0.7902in" svg:y="0in" svg:width="1.7402in" svg:height="2.7299in" draw:z-index="7"><draw:image xlink:href="Pictures/10000000000001F8000003180D0004A5A9540F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7T19:41:54.947550363</meta:creation-date>
    <meta:print-date>2021-10-28T19:11:55.764648515</meta:print-date>
    <dc:date>2021-10-28T19:03:47.380221832</dc:date>
    <meta:editing-duration>PT48M32S</meta:editing-duration>
    <meta:editing-cycles>6</meta:editing-cycles>
    <meta:generator>LibreOffice/7.1.5.2$MacOSX_X86_64 LibreOffice_project/85f04e9f809797b8199d13c421bd8a2b025d52b5</meta:generator>
    <meta:document-statistic meta:table-count="0" meta:image-count="8" meta:object-count="0" meta:page-count="2" meta:paragraph-count="1" meta:word-count="0" meta:character-count="1" meta:non-whitespace-character-count="0"/>
  </office:meta>
</office:document-meta>
</file>